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4.173cm"/>
    </style:style>
    <style:style style:name="co2" style:family="table-column">
      <style:table-column-properties fo:break-before="auto" style:column-width="1.464cm"/>
    </style:style>
    <style:style style:name="co3" style:family="table-column">
      <style:table-column-properties fo:break-before="auto" style:column-width="1.35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1.104cm"/>
    </style:style>
    <style:style style:name="co7" style:family="table-column">
      <style:table-column-properties fo:break-before="auto" style:column-width="1.21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4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06pt solid #000000" fo:border-left="none" fo:border-right="none" fo:border-top="none"/>
    </style:style>
    <style:style style:name="ce19" style:family="table-cell" style:parent-style-name="Default">
      <style:text-properties style:text-underline-style="solid" style:text-underline-width="auto" style:text-underline-color="font-color"/>
    </style:style>
    <style:style style:name="ce20" style:family="table-cell" style:parent-style-name="Default">
      <style:table-cell-properties fo:border-bottom="0.06pt solid #000000" fo:border-left="none" fo:border-right="none" fo:border-top="0.06pt solid #0000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5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>
            <text:p>Nombre</text:p>
          </table:table-cell>
          <table:table-cell table:style-name="ce5" office:value-type="string">
            <text:p>Estado</text:p>
          </table:table-cell>
          <table:table-cell table:style-name="ce10" office:value-type="string">
            <text:p>Beacon</text:p>
          </table:table-cell>
          <table:table-cell table:style-name="ce15" office:value-type="string">
            <text:p>Estado</text:p>
          </table:table-cell>
          <table:table-cell table:style-name="ce15" office:value-type="string">
            <text:p>Beacon</text:p>
          </table:table-cell>
          <table:table-cell table:style-name="ce5" office:value-type="string">
            <text:p>Estado</text:p>
          </table:table-cell>
          <table:table-cell table:style-name="ce10" office:value-type="string">
            <text:p>Beacon</text:p>
          </table:table-cell>
          <table:table-cell table:style-name="ce5" office:value-type="string">
            <text:p>Estado</text:p>
          </table:table-cell>
          <table:table-cell table:style-name="ce10" office:value-type="string">
            <text:p>Beacon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Hora del registro</text:p>
          </table:table-cell>
          <table:table-cell table:style-name="ce6" office:value-type="time" office:time-value="PT17H38M36S" table:number-columns-spanned="2" table:number-rows-spanned="1">
            <text:p>17:38:36</text:p>
          </table:table-cell>
          <table:covered-table-cell table:style-name="ce11"/>
          <table:table-cell table:style-name="ce16" office:value-type="time" office:time-value="PT18H34M36S" table:number-columns-spanned="2" table:number-rows-spanned="1">
            <text:p>18:34:36</text:p>
          </table:table-cell>
          <table:covered-table-cell table:style-name="ce20"/>
          <table:table-cell table:style-name="ce6" office:value-type="time" office:time-value="PT19H38M36S" table:number-columns-spanned="2" table:number-rows-spanned="1">
            <text:p>19:38:36</text:p>
          </table:table-cell>
          <table:covered-table-cell table:style-name="ce11"/>
          <table:table-cell table:style-name="ce6" office:value-type="time" office:time-value="PT20H11M37S" table:number-columns-spanned="2" table:number-rows-spanned="1">
            <text:p>20:11:37</text:p>
          </table:table-cell>
          <table:covered-table-cell table:style-name="ce11"/>
          <table:table-cell table:style-name="ce21" table:number-columns-spanned="2" table:number-rows-spanned="1"/>
          <table:covered-table-cell/>
          <table:table-cell table:number-columns-repeated="1013"/>
        </table:table-row>
        <table:table-row table:style-name="ro2">
          <table:table-cell table:style-name="ce3" office:value-type="string">
            <text:p>Modo de operación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Horas sin reset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ontador de reset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Antena desplegada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Intentos de despliegue</text:p>
          </table:table-cell>
          <table:table-cell table:style-name="ce7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number-columns-repeated="2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style-name="ce7" office:value-type="float" office:value="7">
            <text:p>7</text:p>
          </table:table-cell>
          <table:table-cell table:style-name="ce12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Hora de despliegue</text:p>
          </table:table-cell>
          <table:table-cell table:style-name="ce8" office:value-type="float" office:value="17">
            <text:p>17</text:p>
          </table:table-cell>
          <table:table-cell table:style-name="ce13" office:value-type="string">
            <text:p>H</text:p>
          </table:table-cell>
          <table:table-cell table:style-name="ce17" office:value-type="float" office:value="17">
            <text:p>17</text:p>
          </table:table-cell>
          <table:table-cell table:style-name="ce17" office:value-type="string">
            <text:p>H</text:p>
          </table:table-cell>
          <table:table-cell table:style-name="ce8" office:value-type="float" office:value="17">
            <text:p>17</text:p>
          </table:table-cell>
          <table:table-cell table:style-name="ce13" office:value-type="string">
            <text:p>H</text:p>
          </table:table-cell>
          <table:table-cell table:style-name="ce8" office:value-type="float" office:value="17">
            <text:p>17</text:p>
          </table:table-cell>
          <table:table-cell table:style-name="ce13" office:value-type="string">
            <text:p>H</text:p>
          </table:table-cell>
          <table:table-cell table:style-name="ce17" table:number-columns-repeated="1015"/>
        </table:table-row>
        <table:table-row table:style-name="ro2">
          <table:table-cell table:style-name="ce3" office:value-type="string">
            <text:p>Minuto de despliegue</text:p>
          </table:table-cell>
          <table:table-cell table:style-name="ce7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number-columns-repeated="2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12" office:value-type="float" office:value="30">
            <text:p>3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Voltaje baterías [V]</text:p>
          </table:table-cell>
          <table:table-cell table:style-name="ce7" office:value-type="float" office:value="230">
            <text:p>230</text:p>
          </table:table-cell>
          <table:table-cell table:style-name="ce12" office:value-type="float" office:value="7.6">
            <text:p>7,6</text:p>
          </table:table-cell>
          <table:table-cell office:value-type="float" office:value="222">
            <text:p>222</text:p>
          </table:table-cell>
          <table:table-cell office:value-type="float" office:value="7.7">
            <text:p>7,7</text:p>
          </table:table-cell>
          <table:table-cell table:style-name="ce7" office:value-type="float" office:value="211">
            <text:p>211</text:p>
          </table:table-cell>
          <table:table-cell table:style-name="ce12" office:value-type="float" office:value="7.8">
            <text:p>7,8</text:p>
          </table:table-cell>
          <table:table-cell table:style-name="ce7" office:value-type="float" office:value="229">
            <text:p>229</text:p>
          </table:table-cell>
          <table:table-cell table:style-name="ce12" office:value-type="float" office:value="7.6">
            <text:p>7,6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Temperatura baterías [C]</text:p>
          </table:table-cell>
          <table:table-cell table:style-name="ce7" office:value-type="float" office:value="560">
            <text:p>560</text:p>
          </table:table-cell>
          <table:table-cell table:style-name="ce12" office:value-type="float" office:value="19">
            <text:p>19</text:p>
          </table:table-cell>
          <table:table-cell office:value-type="float" office:value="896">
            <text:p>896</text:p>
          </table:table-cell>
          <table:table-cell office:value-type="float" office:value="19">
            <text:p>19</text:p>
          </table:table-cell>
          <table:table-cell table:style-name="ce7" office:value-type="float" office:value="899">
            <text:p>899</text:p>
          </table:table-cell>
          <table:table-cell table:style-name="ce12" office:value-type="float" office:value="19">
            <text:p>19</text:p>
          </table:table-cell>
          <table:table-cell table:style-name="ce7" office:value-type="float" office:value="883">
            <text:p>883</text:p>
          </table:table-cell>
          <table:table-cell table:style-name="ce12" office:value-type="float" office:value="18">
            <text:p>18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ivel de carga [SOC]</text:p>
          </table:table-cell>
          <table:table-cell table:style-name="ce7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Baterías cargando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Promedio RSSI [dBm]</text:p>
          </table:table-cell>
          <table:table-cell table:style-name="ce7" office:value-type="float" office:value="-52">
            <text:p>-52</text:p>
          </table:table-cell>
          <table:table-cell table:style-name="ce12" office:value-type="float" office:value="-78">
            <text:p>-78</text:p>
          </table:table-cell>
          <table:table-cell office:value-type="float" office:value="-51">
            <text:p>-51</text:p>
          </table:table-cell>
          <table:table-cell office:value-type="float" office:value="-78">
            <text:p>-78</text:p>
          </table:table-cell>
          <table:table-cell table:style-name="ce7" office:value-type="float" office:value="-54">
            <text:p>-54</text:p>
          </table:table-cell>
          <table:table-cell table:style-name="ce12" office:value-type="float" office:value="-78">
            <text:p>-78</text:p>
          </table:table-cell>
          <table:table-cell table:style-name="ce7" office:value-type="float" office:value="-52">
            <text:p>-52</text:p>
          </table:table-cell>
          <table:table-cell table:style-name="ce12" office:value-type="float" office:value="-78">
            <text:p>-78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Contador de TM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Contador de TC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Estado memoria SD</text:p>
          </table:table-cell>
          <table:table-cell table:style-name="ce9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2" table:style-name="ce18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1015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3"/>
          <table:table-cell table:style-name="ce19"/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34" table:default-cell-style-name="Default"/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string">
            <text:p>Beacon</text:p>
          </table:table-cell>
          <table:table-cell office:value-type="string">
            <text:p>Mode</text:p>
          </table:table-cell>
          <table:table-cell table:style-name="ce21" office:value-type="string" table:number-columns-spanned="2" table:number-rows-spanned="1">
            <text:p>hrs_wo_rst</text:p>
          </table:table-cell>
          <table:covered-table-cell/>
          <table:table-cell table:style-name="ce21" office:value-type="string" table:number-columns-spanned="2" table:number-rows-spanned="1">
            <text:p>rst_cnt</text:p>
          </table:table-cell>
          <table:covered-table-cell/>
          <table:table-cell table:style-name="ce21" office:value-type="string">
            <text:p>dep</text:p>
          </table:table-cell>
          <table:table-cell office:value-type="string">
            <text:p>tries</text:p>
          </table:table-cell>
          <table:table-cell office:value-type="string">
            <text:p>d_hrs</text:p>
          </table:table-cell>
          <table:table-cell table:style-name="ce21" office:value-type="string" table:number-columns-spanned="2" table:number-rows-spanned="1">
            <text:p>d_min</text:p>
          </table:table-cell>
          <table:covered-table-cell/>
          <table:table-cell table:style-name="ce21" office:value-type="string" table:number-columns-spanned="2" table:number-rows-spanned="1">
            <text:p>volt</text:p>
          </table:table-cell>
          <table:covered-table-cell/>
          <table:table-cell table:style-name="ce21" office:value-type="string" table:number-columns-spanned="2" table:number-rows-spanned="1">
            <text:p>tmp</text:p>
          </table:table-cell>
          <table:covered-table-cell/>
          <table:table-cell office:value-type="string">
            <text:p>soc</text:p>
          </table:table-cell>
          <table:table-cell office:value-type="string">
            <text:p>charg</text:p>
          </table:table-cell>
          <table:table-cell table:style-name="ce21" office:value-type="string" table:number-columns-spanned="2" table:number-rows-spanned="1">
            <text:p>rssi</text:p>
          </table:table-cell>
          <table:covered-table-cell/>
          <table:table-cell table:style-name="ce21" office:value-type="string" table:number-columns-spanned="2" table:number-rows-spanned="1">
            <text:p>tm_cnt</text:p>
          </table:table-cell>
          <table:covered-table-cell/>
          <table:table-cell table:style-name="ce21" office:value-type="string">
            <text:p>tc_cnt</text:p>
          </table:table-cell>
          <table:table-cell office:value-type="string">
            <text:p>msd</text:p>
          </table:table-cell>
          <table:table-cell table:number-columns-repeated="13"/>
        </table:table-row>
        <table:table-row table:style-name="ro2">
          <table:table-cell office:value-type="string">
            <text:p>1000017H30761940780001</text:p>
          </table:table-cell>
          <table:table-cell table:formula="of:=MID([.$A3];[.B$1];1)" office:value-type="string" office:string-value="1">
            <text:p>1</text:p>
          </table:table-cell>
          <table:table-cell table:formula="of:=MID([.$A3];[.C$1];1)" office:value-type="string" office:string-value="0">
            <text:p>0</text:p>
          </table:table-cell>
          <table:table-cell table:formula="of:=MID([.$A3];[.D$1];1)" office:value-type="string" office:string-value="0">
            <text:p>0</text:p>
          </table:table-cell>
          <table:table-cell table:formula="of:=MID([.$A3];[.E$1];1)" office:value-type="string" office:string-value="0">
            <text:p>0</text:p>
          </table:table-cell>
          <table:table-cell table:formula="of:=MID([.$A3];[.F$1];1)" office:value-type="string" office:string-value="0">
            <text:p>0</text:p>
          </table:table-cell>
          <table:table-cell table:formula="of:=MID([.$A3];[.G$1];1)" office:value-type="string" office:string-value="1">
            <text:p>1</text:p>
          </table:table-cell>
          <table:table-cell table:formula="of:=MID([.$A3];[.H$1];1)" office:value-type="string" office:string-value="7">
            <text:p>7</text:p>
          </table:table-cell>
          <table:table-cell table:formula="of:=MID([.$A3];[.I$1];1)" office:value-type="string" office:string-value="H">
            <text:p>H</text:p>
          </table:table-cell>
          <table:table-cell table:formula="of:=MID([.$A3];[.J$1];1)" office:value-type="string" office:string-value="3">
            <text:p>3</text:p>
          </table:table-cell>
          <table:table-cell table:formula="of:=MID([.$A3];[.K$1];1)" office:value-type="string" office:string-value="0">
            <text:p>0</text:p>
          </table:table-cell>
          <table:table-cell table:formula="of:=MID([.$A3];[.L$1];1)" office:value-type="string" office:string-value="7">
            <text:p>7</text:p>
          </table:table-cell>
          <table:table-cell table:formula="of:=MID([.$A3];[.M$1];1)" office:value-type="string" office:string-value="6">
            <text:p>6</text:p>
          </table:table-cell>
          <table:table-cell table:formula="of:=MID([.$A3];[.N$1];1)" office:value-type="string" office:string-value="1">
            <text:p>1</text:p>
          </table:table-cell>
          <table:table-cell table:formula="of:=MID([.$A3];[.O$1];1)" office:value-type="string" office:string-value="9">
            <text:p>9</text:p>
          </table:table-cell>
          <table:table-cell table:formula="of:=MID([.$A3];[.P$1];1)" office:value-type="string" office:string-value="4">
            <text:p>4</text:p>
          </table:table-cell>
          <table:table-cell table:formula="of:=MID([.$A3];[.Q$1];1)" office:value-type="string" office:string-value="0">
            <text:p>0</text:p>
          </table:table-cell>
          <table:table-cell table:formula="of:=MID([.$A3];[.R$1];1)" office:value-type="string" office:string-value="7">
            <text:p>7</text:p>
          </table:table-cell>
          <table:table-cell table:formula="of:=MID([.$A3];[.S$1];1)" office:value-type="string" office:string-value="8">
            <text:p>8</text:p>
          </table:table-cell>
          <table:table-cell table:formula="of:=MID([.$A3];[.T$1];1)" office:value-type="string" office:string-value="0">
            <text:p>0</text:p>
          </table:table-cell>
          <table:table-cell table:formula="of:=MID([.$A3];[.U$1];1)" office:value-type="string" office:string-value="0">
            <text:p>0</text:p>
          </table:table-cell>
          <table:table-cell table:formula="of:=MID([.$A3];[.V$1];1)" office:value-type="string" office:string-value="0">
            <text:p>0</text:p>
          </table:table-cell>
          <table:table-cell table:formula="of:=MID([.$A3];[.W$1];1)" office:value-type="string" office:string-value="1">
            <text:p>1</text:p>
          </table:table-cell>
          <table:table-cell table:formula="of:=MID([.$A3];[.X$1];1)">
            <text:p/>
          </table:table-cell>
          <table:table-cell table:formula="of:=MID([.$A3];[.Y$1];1)">
            <text:p/>
          </table:table-cell>
          <table:table-cell table:number-columns-repeated="11"/>
        </table:table-row>
        <table:table-row table:style-name="ro2">
          <table:table-cell office:value-type="string">
            <text:p>1010017H30771951780001</text:p>
          </table:table-cell>
          <table:table-cell table:formula="of:=MID([.$A4];[.B$1];1)" office:value-type="string" office:string-value="1">
            <text:p>1</text:p>
          </table:table-cell>
          <table:table-cell table:formula="of:=MID([.$A4];[.C$1];1)" office:value-type="string" office:string-value="0">
            <text:p>0</text:p>
          </table:table-cell>
          <table:table-cell table:formula="of:=MID([.$A4];[.D$1];1)" office:value-type="string" office:string-value="1">
            <text:p>1</text:p>
          </table:table-cell>
          <table:table-cell table:formula="of:=MID([.$A4];[.E$1];1)" office:value-type="string" office:string-value="0">
            <text:p>0</text:p>
          </table:table-cell>
          <table:table-cell table:formula="of:=MID([.$A4];[.F$1];1)" office:value-type="string" office:string-value="0">
            <text:p>0</text:p>
          </table:table-cell>
          <table:table-cell table:formula="of:=MID([.$A4];[.G$1];1)" office:value-type="string" office:string-value="1">
            <text:p>1</text:p>
          </table:table-cell>
          <table:table-cell table:formula="of:=MID([.$A4];[.H$1];1)" office:value-type="string" office:string-value="7">
            <text:p>7</text:p>
          </table:table-cell>
          <table:table-cell table:formula="of:=MID([.$A4];[.I$1];1)" office:value-type="string" office:string-value="H">
            <text:p>H</text:p>
          </table:table-cell>
          <table:table-cell table:formula="of:=MID([.$A4];[.J$1];1)" office:value-type="string" office:string-value="3">
            <text:p>3</text:p>
          </table:table-cell>
          <table:table-cell table:formula="of:=MID([.$A4];[.K$1];1)" office:value-type="string" office:string-value="0">
            <text:p>0</text:p>
          </table:table-cell>
          <table:table-cell table:formula="of:=MID([.$A4];[.L$1];1)" office:value-type="string" office:string-value="7">
            <text:p>7</text:p>
          </table:table-cell>
          <table:table-cell table:formula="of:=MID([.$A4];[.M$1];1)" office:value-type="string" office:string-value="7">
            <text:p>7</text:p>
          </table:table-cell>
          <table:table-cell table:formula="of:=MID([.$A4];[.N$1];1)" office:value-type="string" office:string-value="1">
            <text:p>1</text:p>
          </table:table-cell>
          <table:table-cell table:formula="of:=MID([.$A4];[.O$1];1)" office:value-type="string" office:string-value="9">
            <text:p>9</text:p>
          </table:table-cell>
          <table:table-cell table:formula="of:=MID([.$A4];[.P$1];1)" office:value-type="string" office:string-value="5">
            <text:p>5</text:p>
          </table:table-cell>
          <table:table-cell table:formula="of:=MID([.$A4];[.Q$1];1)" office:value-type="string" office:string-value="1">
            <text:p>1</text:p>
          </table:table-cell>
          <table:table-cell table:formula="of:=MID([.$A4];[.R$1];1)" office:value-type="string" office:string-value="7">
            <text:p>7</text:p>
          </table:table-cell>
          <table:table-cell table:formula="of:=MID([.$A4];[.S$1];1)" office:value-type="string" office:string-value="8">
            <text:p>8</text:p>
          </table:table-cell>
          <table:table-cell table:formula="of:=MID([.$A4];[.T$1];1)" office:value-type="string" office:string-value="0">
            <text:p>0</text:p>
          </table:table-cell>
          <table:table-cell table:formula="of:=MID([.$A4];[.U$1];1)" office:value-type="string" office:string-value="0">
            <text:p>0</text:p>
          </table:table-cell>
          <table:table-cell table:formula="of:=MID([.$A4];[.V$1];1)" office:value-type="string" office:string-value="0">
            <text:p>0</text:p>
          </table:table-cell>
          <table:table-cell table:formula="of:=MID([.$A4];[.W$1];1)" office:value-type="string" office:string-value="1">
            <text:p>1</text:p>
          </table:table-cell>
          <table:table-cell table:number-columns-repeated="13"/>
        </table:table-row>
        <table:table-row table:style-name="ro2">
          <table:table-cell office:value-type="string">
            <text:p>1020017H30781961780001</text:p>
          </table:table-cell>
          <table:table-cell table:formula="of:=MID([.$A5];[.B$1];1)" office:value-type="string" office:string-value="1">
            <text:p>1</text:p>
          </table:table-cell>
          <table:table-cell table:formula="of:=MID([.$A5];[.C$1];1)" office:value-type="string" office:string-value="0">
            <text:p>0</text:p>
          </table:table-cell>
          <table:table-cell table:formula="of:=MID([.$A5];[.D$1];1)" office:value-type="string" office:string-value="2">
            <text:p>2</text:p>
          </table:table-cell>
          <table:table-cell table:formula="of:=MID([.$A5];[.E$1];1)" office:value-type="string" office:string-value="0">
            <text:p>0</text:p>
          </table:table-cell>
          <table:table-cell table:formula="of:=MID([.$A5];[.F$1];1)" office:value-type="string" office:string-value="0">
            <text:p>0</text:p>
          </table:table-cell>
          <table:table-cell table:formula="of:=MID([.$A5];[.G$1];1)" office:value-type="string" office:string-value="1">
            <text:p>1</text:p>
          </table:table-cell>
          <table:table-cell table:formula="of:=MID([.$A5];[.H$1];1)" office:value-type="string" office:string-value="7">
            <text:p>7</text:p>
          </table:table-cell>
          <table:table-cell table:formula="of:=MID([.$A5];[.I$1];1)" office:value-type="string" office:string-value="H">
            <text:p>H</text:p>
          </table:table-cell>
          <table:table-cell table:formula="of:=MID([.$A5];[.J$1];1)" office:value-type="string" office:string-value="3">
            <text:p>3</text:p>
          </table:table-cell>
          <table:table-cell table:formula="of:=MID([.$A5];[.K$1];1)" office:value-type="string" office:string-value="0">
            <text:p>0</text:p>
          </table:table-cell>
          <table:table-cell table:formula="of:=MID([.$A5];[.L$1];1)" office:value-type="string" office:string-value="7">
            <text:p>7</text:p>
          </table:table-cell>
          <table:table-cell table:formula="of:=MID([.$A5];[.M$1];1)" office:value-type="string" office:string-value="8">
            <text:p>8</text:p>
          </table:table-cell>
          <table:table-cell table:formula="of:=MID([.$A5];[.N$1];1)" office:value-type="string" office:string-value="1">
            <text:p>1</text:p>
          </table:table-cell>
          <table:table-cell table:formula="of:=MID([.$A5];[.O$1];1)" office:value-type="string" office:string-value="9">
            <text:p>9</text:p>
          </table:table-cell>
          <table:table-cell table:formula="of:=MID([.$A5];[.P$1];1)" office:value-type="string" office:string-value="6">
            <text:p>6</text:p>
          </table:table-cell>
          <table:table-cell table:formula="of:=MID([.$A5];[.Q$1];1)" office:value-type="string" office:string-value="1">
            <text:p>1</text:p>
          </table:table-cell>
          <table:table-cell table:formula="of:=MID([.$A5];[.R$1];1)" office:value-type="string" office:string-value="7">
            <text:p>7</text:p>
          </table:table-cell>
          <table:table-cell table:formula="of:=MID([.$A5];[.S$1];1)" office:value-type="string" office:string-value="8">
            <text:p>8</text:p>
          </table:table-cell>
          <table:table-cell table:formula="of:=MID([.$A5];[.T$1];1)" office:value-type="string" office:string-value="0">
            <text:p>0</text:p>
          </table:table-cell>
          <table:table-cell table:formula="of:=MID([.$A5];[.U$1];1)" office:value-type="string" office:string-value="0">
            <text:p>0</text:p>
          </table:table-cell>
          <table:table-cell table:formula="of:=MID([.$A5];[.V$1];1)" office:value-type="string" office:string-value="0">
            <text:p>0</text:p>
          </table:table-cell>
          <table:table-cell table:formula="of:=MID([.$A5];[.W$1];1)" office:value-type="string" office:string-value="1">
            <text:p>1</text:p>
          </table:table-cell>
          <table:table-cell table:number-columns-repeated="13"/>
        </table:table-row>
        <table:table-row table:style-name="ro2">
          <table:table-cell office:value-type="string">
            <text:p>1000717H30761840780001</text:p>
          </table:table-cell>
          <table:table-cell table:formula="of:=MID([.$A6];[.B$1];1)" office:value-type="string" office:string-value="1">
            <text:p>1</text:p>
          </table:table-cell>
          <table:table-cell table:formula="of:=MID([.$A6];[.C$1];1)" office:value-type="string" office:string-value="0">
            <text:p>0</text:p>
          </table:table-cell>
          <table:table-cell table:formula="of:=MID([.$A6];[.D$1];1)" office:value-type="string" office:string-value="0">
            <text:p>0</text:p>
          </table:table-cell>
          <table:table-cell table:formula="of:=MID([.$A6];[.E$1];1)" office:value-type="string" office:string-value="0">
            <text:p>0</text:p>
          </table:table-cell>
          <table:table-cell table:formula="of:=MID([.$A6];[.F$1];1)" office:value-type="string" office:string-value="7">
            <text:p>7</text:p>
          </table:table-cell>
          <table:table-cell table:formula="of:=MID([.$A6];[.G$1];1)" office:value-type="string" office:string-value="1">
            <text:p>1</text:p>
          </table:table-cell>
          <table:table-cell table:formula="of:=MID([.$A6];[.H$1];1)" office:value-type="string" office:string-value="7">
            <text:p>7</text:p>
          </table:table-cell>
          <table:table-cell table:formula="of:=MID([.$A6];[.I$1];1)" office:value-type="string" office:string-value="H">
            <text:p>H</text:p>
          </table:table-cell>
          <table:table-cell table:formula="of:=MID([.$A6];[.J$1];1)" office:value-type="string" office:string-value="3">
            <text:p>3</text:p>
          </table:table-cell>
          <table:table-cell table:formula="of:=MID([.$A6];[.K$1];1)" office:value-type="string" office:string-value="0">
            <text:p>0</text:p>
          </table:table-cell>
          <table:table-cell table:formula="of:=MID([.$A6];[.L$1];1)" office:value-type="string" office:string-value="7">
            <text:p>7</text:p>
          </table:table-cell>
          <table:table-cell table:formula="of:=MID([.$A6];[.M$1];1)" office:value-type="string" office:string-value="6">
            <text:p>6</text:p>
          </table:table-cell>
          <table:table-cell table:formula="of:=MID([.$A6];[.N$1];1)" office:value-type="string" office:string-value="1">
            <text:p>1</text:p>
          </table:table-cell>
          <table:table-cell table:formula="of:=MID([.$A6];[.O$1];1)" office:value-type="string" office:string-value="8">
            <text:p>8</text:p>
          </table:table-cell>
          <table:table-cell table:formula="of:=MID([.$A6];[.P$1];1)" office:value-type="string" office:string-value="4">
            <text:p>4</text:p>
          </table:table-cell>
          <table:table-cell table:formula="of:=MID([.$A6];[.Q$1];1)" office:value-type="string" office:string-value="0">
            <text:p>0</text:p>
          </table:table-cell>
          <table:table-cell table:formula="of:=MID([.$A6];[.R$1];1)" office:value-type="string" office:string-value="7">
            <text:p>7</text:p>
          </table:table-cell>
          <table:table-cell table:formula="of:=MID([.$A6];[.S$1];1)" office:value-type="string" office:string-value="8">
            <text:p>8</text:p>
          </table:table-cell>
          <table:table-cell table:formula="of:=MID([.$A6];[.T$1];1)" office:value-type="string" office:string-value="0">
            <text:p>0</text:p>
          </table:table-cell>
          <table:table-cell table:formula="of:=MID([.$A6];[.U$1];1)" office:value-type="string" office:string-value="0">
            <text:p>0</text:p>
          </table:table-cell>
          <table:table-cell table:formula="of:=MID([.$A6];[.V$1];1)" office:value-type="string" office:string-value="0">
            <text:p>0</text:p>
          </table:table-cell>
          <table:table-cell table:formula="of:=MID([.$A6];[.W$1];1)" office:value-type="string" office:string-value="1">
            <text:p>1</text:p>
          </table:table-cell>
          <table:table-cell table:number-columns-repeated="13"/>
        </table:table-row>
        <table:table-row table:style-name="ro2">
          <table:table-cell/>
          <table:table-cell table:formula="of:=MID([.$A7];[.B$1];1)">
            <text:p/>
          </table:table-cell>
          <table:table-cell table:formula="of:=MID([.$A7];[.C$1];1)">
            <text:p/>
          </table:table-cell>
          <table:table-cell table:formula="of:=MID([.$A7];[.D$1];1)">
            <text:p/>
          </table:table-cell>
          <table:table-cell table:formula="of:=MID([.$A7];[.E$1];1)">
            <text:p/>
          </table:table-cell>
          <table:table-cell table:formula="of:=MID([.$A7];[.F$1];1)">
            <text:p/>
          </table:table-cell>
          <table:table-cell table:formula="of:=MID([.$A7];[.G$1];1)">
            <text:p/>
          </table:table-cell>
          <table:table-cell table:formula="of:=MID([.$A7];[.H$1];1)">
            <text:p/>
          </table:table-cell>
          <table:table-cell table:formula="of:=MID([.$A7];[.I$1];1)">
            <text:p/>
          </table:table-cell>
          <table:table-cell table:formula="of:=MID([.$A7];[.J$1];1)">
            <text:p/>
          </table:table-cell>
          <table:table-cell table:formula="of:=MID([.$A7];[.K$1];1)">
            <text:p/>
          </table:table-cell>
          <table:table-cell table:formula="of:=MID([.$A7];[.L$1];1)">
            <text:p/>
          </table:table-cell>
          <table:table-cell table:formula="of:=MID([.$A7];[.M$1];1)">
            <text:p/>
          </table:table-cell>
          <table:table-cell table:formula="of:=MID([.$A7];[.N$1];1)">
            <text:p/>
          </table:table-cell>
          <table:table-cell table:formula="of:=MID([.$A7];[.O$1];1)">
            <text:p/>
          </table:table-cell>
          <table:table-cell table:formula="of:=MID([.$A7];[.P$1];1)">
            <text:p/>
          </table:table-cell>
          <table:table-cell table:formula="of:=MID([.$A7];[.Q$1];1)">
            <text:p/>
          </table:table-cell>
          <table:table-cell table:formula="of:=MID([.$A7];[.R$1];1)">
            <text:p/>
          </table:table-cell>
          <table:table-cell table:formula="of:=MID([.$A7];[.S$1];1)">
            <text:p/>
          </table:table-cell>
          <table:table-cell table:formula="of:=MID([.$A7];[.T$1];1)">
            <text:p/>
          </table:table-cell>
          <table:table-cell table:formula="of:=MID([.$A7];[.U$1];1)">
            <text:p/>
          </table:table-cell>
          <table:table-cell table:formula="of:=MID([.$A7];[.V$1];1)">
            <text:p/>
          </table:table-cell>
          <table:table-cell table:formula="of:=MID([.$A7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8];[.B$1];1)">
            <text:p/>
          </table:table-cell>
          <table:table-cell table:formula="of:=MID([.$A8];[.C$1];1)">
            <text:p/>
          </table:table-cell>
          <table:table-cell table:formula="of:=MID([.$A8];[.D$1];1)">
            <text:p/>
          </table:table-cell>
          <table:table-cell table:formula="of:=MID([.$A8];[.E$1];1)">
            <text:p/>
          </table:table-cell>
          <table:table-cell table:formula="of:=MID([.$A8];[.F$1];1)">
            <text:p/>
          </table:table-cell>
          <table:table-cell table:formula="of:=MID([.$A8];[.G$1];1)">
            <text:p/>
          </table:table-cell>
          <table:table-cell table:formula="of:=MID([.$A8];[.H$1];1)">
            <text:p/>
          </table:table-cell>
          <table:table-cell table:formula="of:=MID([.$A8];[.I$1];1)">
            <text:p/>
          </table:table-cell>
          <table:table-cell table:formula="of:=MID([.$A8];[.J$1];1)">
            <text:p/>
          </table:table-cell>
          <table:table-cell table:formula="of:=MID([.$A8];[.K$1];1)">
            <text:p/>
          </table:table-cell>
          <table:table-cell table:formula="of:=MID([.$A8];[.L$1];1)">
            <text:p/>
          </table:table-cell>
          <table:table-cell table:formula="of:=MID([.$A8];[.M$1];1)">
            <text:p/>
          </table:table-cell>
          <table:table-cell table:formula="of:=MID([.$A8];[.N$1];1)">
            <text:p/>
          </table:table-cell>
          <table:table-cell table:formula="of:=MID([.$A8];[.O$1];1)">
            <text:p/>
          </table:table-cell>
          <table:table-cell table:formula="of:=MID([.$A8];[.P$1];1)">
            <text:p/>
          </table:table-cell>
          <table:table-cell table:formula="of:=MID([.$A8];[.Q$1];1)">
            <text:p/>
          </table:table-cell>
          <table:table-cell table:formula="of:=MID([.$A8];[.R$1];1)">
            <text:p/>
          </table:table-cell>
          <table:table-cell table:formula="of:=MID([.$A8];[.S$1];1)">
            <text:p/>
          </table:table-cell>
          <table:table-cell table:formula="of:=MID([.$A8];[.T$1];1)">
            <text:p/>
          </table:table-cell>
          <table:table-cell table:formula="of:=MID([.$A8];[.U$1];1)">
            <text:p/>
          </table:table-cell>
          <table:table-cell table:formula="of:=MID([.$A8];[.V$1];1)">
            <text:p/>
          </table:table-cell>
          <table:table-cell table:formula="of:=MID([.$A8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9];[.B$1];1)">
            <text:p/>
          </table:table-cell>
          <table:table-cell table:formula="of:=MID([.$A9];[.C$1];1)">
            <text:p/>
          </table:table-cell>
          <table:table-cell table:formula="of:=MID([.$A9];[.D$1];1)">
            <text:p/>
          </table:table-cell>
          <table:table-cell table:formula="of:=MID([.$A9];[.E$1];1)">
            <text:p/>
          </table:table-cell>
          <table:table-cell table:formula="of:=MID([.$A9];[.F$1];1)">
            <text:p/>
          </table:table-cell>
          <table:table-cell table:formula="of:=MID([.$A9];[.G$1];1)">
            <text:p/>
          </table:table-cell>
          <table:table-cell table:formula="of:=MID([.$A9];[.H$1];1)">
            <text:p/>
          </table:table-cell>
          <table:table-cell table:formula="of:=MID([.$A9];[.I$1];1)">
            <text:p/>
          </table:table-cell>
          <table:table-cell table:formula="of:=MID([.$A9];[.J$1];1)">
            <text:p/>
          </table:table-cell>
          <table:table-cell table:formula="of:=MID([.$A9];[.K$1];1)">
            <text:p/>
          </table:table-cell>
          <table:table-cell table:formula="of:=MID([.$A9];[.L$1];1)">
            <text:p/>
          </table:table-cell>
          <table:table-cell table:formula="of:=MID([.$A9];[.M$1];1)">
            <text:p/>
          </table:table-cell>
          <table:table-cell table:formula="of:=MID([.$A9];[.N$1];1)">
            <text:p/>
          </table:table-cell>
          <table:table-cell table:formula="of:=MID([.$A9];[.O$1];1)">
            <text:p/>
          </table:table-cell>
          <table:table-cell table:formula="of:=MID([.$A9];[.P$1];1)">
            <text:p/>
          </table:table-cell>
          <table:table-cell table:formula="of:=MID([.$A9];[.Q$1];1)">
            <text:p/>
          </table:table-cell>
          <table:table-cell table:formula="of:=MID([.$A9];[.R$1];1)">
            <text:p/>
          </table:table-cell>
          <table:table-cell table:formula="of:=MID([.$A9];[.S$1];1)">
            <text:p/>
          </table:table-cell>
          <table:table-cell table:formula="of:=MID([.$A9];[.T$1];1)">
            <text:p/>
          </table:table-cell>
          <table:table-cell table:formula="of:=MID([.$A9];[.U$1];1)">
            <text:p/>
          </table:table-cell>
          <table:table-cell table:formula="of:=MID([.$A9];[.V$1];1)">
            <text:p/>
          </table:table-cell>
          <table:table-cell table:formula="of:=MID([.$A9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10];[.B$1];1)">
            <text:p/>
          </table:table-cell>
          <table:table-cell table:formula="of:=MID([.$A10];[.C$1];1)">
            <text:p/>
          </table:table-cell>
          <table:table-cell table:formula="of:=MID([.$A10];[.D$1];1)">
            <text:p/>
          </table:table-cell>
          <table:table-cell table:formula="of:=MID([.$A10];[.E$1];1)">
            <text:p/>
          </table:table-cell>
          <table:table-cell table:formula="of:=MID([.$A10];[.F$1];1)">
            <text:p/>
          </table:table-cell>
          <table:table-cell table:formula="of:=MID([.$A10];[.G$1];1)">
            <text:p/>
          </table:table-cell>
          <table:table-cell table:formula="of:=MID([.$A10];[.H$1];1)">
            <text:p/>
          </table:table-cell>
          <table:table-cell table:formula="of:=MID([.$A10];[.I$1];1)">
            <text:p/>
          </table:table-cell>
          <table:table-cell table:formula="of:=MID([.$A10];[.J$1];1)">
            <text:p/>
          </table:table-cell>
          <table:table-cell table:formula="of:=MID([.$A10];[.K$1];1)">
            <text:p/>
          </table:table-cell>
          <table:table-cell table:formula="of:=MID([.$A10];[.L$1];1)">
            <text:p/>
          </table:table-cell>
          <table:table-cell table:formula="of:=MID([.$A10];[.M$1];1)">
            <text:p/>
          </table:table-cell>
          <table:table-cell table:formula="of:=MID([.$A10];[.N$1];1)">
            <text:p/>
          </table:table-cell>
          <table:table-cell table:formula="of:=MID([.$A10];[.O$1];1)">
            <text:p/>
          </table:table-cell>
          <table:table-cell table:formula="of:=MID([.$A10];[.P$1];1)">
            <text:p/>
          </table:table-cell>
          <table:table-cell table:formula="of:=MID([.$A10];[.Q$1];1)">
            <text:p/>
          </table:table-cell>
          <table:table-cell table:formula="of:=MID([.$A10];[.R$1];1)">
            <text:p/>
          </table:table-cell>
          <table:table-cell table:formula="of:=MID([.$A10];[.S$1];1)">
            <text:p/>
          </table:table-cell>
          <table:table-cell table:formula="of:=MID([.$A10];[.T$1];1)">
            <text:p/>
          </table:table-cell>
          <table:table-cell table:formula="of:=MID([.$A10];[.U$1];1)">
            <text:p/>
          </table:table-cell>
          <table:table-cell table:formula="of:=MID([.$A10];[.V$1];1)">
            <text:p/>
          </table:table-cell>
          <table:table-cell table:formula="of:=MID([.$A10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11];[.B$1];1)">
            <text:p/>
          </table:table-cell>
          <table:table-cell table:formula="of:=MID([.$A11];[.C$1];1)">
            <text:p/>
          </table:table-cell>
          <table:table-cell table:formula="of:=MID([.$A11];[.D$1];1)">
            <text:p/>
          </table:table-cell>
          <table:table-cell table:formula="of:=MID([.$A11];[.E$1];1)">
            <text:p/>
          </table:table-cell>
          <table:table-cell table:formula="of:=MID([.$A11];[.F$1];1)">
            <text:p/>
          </table:table-cell>
          <table:table-cell table:formula="of:=MID([.$A11];[.G$1];1)">
            <text:p/>
          </table:table-cell>
          <table:table-cell table:formula="of:=MID([.$A11];[.H$1];1)">
            <text:p/>
          </table:table-cell>
          <table:table-cell table:formula="of:=MID([.$A11];[.I$1];1)">
            <text:p/>
          </table:table-cell>
          <table:table-cell table:formula="of:=MID([.$A11];[.J$1];1)">
            <text:p/>
          </table:table-cell>
          <table:table-cell table:formula="of:=MID([.$A11];[.K$1];1)">
            <text:p/>
          </table:table-cell>
          <table:table-cell table:formula="of:=MID([.$A11];[.L$1];1)">
            <text:p/>
          </table:table-cell>
          <table:table-cell table:formula="of:=MID([.$A11];[.M$1];1)">
            <text:p/>
          </table:table-cell>
          <table:table-cell table:formula="of:=MID([.$A11];[.N$1];1)">
            <text:p/>
          </table:table-cell>
          <table:table-cell table:formula="of:=MID([.$A11];[.O$1];1)">
            <text:p/>
          </table:table-cell>
          <table:table-cell table:formula="of:=MID([.$A11];[.P$1];1)">
            <text:p/>
          </table:table-cell>
          <table:table-cell table:formula="of:=MID([.$A11];[.Q$1];1)">
            <text:p/>
          </table:table-cell>
          <table:table-cell table:formula="of:=MID([.$A11];[.R$1];1)">
            <text:p/>
          </table:table-cell>
          <table:table-cell table:formula="of:=MID([.$A11];[.S$1];1)">
            <text:p/>
          </table:table-cell>
          <table:table-cell table:formula="of:=MID([.$A11];[.T$1];1)">
            <text:p/>
          </table:table-cell>
          <table:table-cell table:formula="of:=MID([.$A11];[.U$1];1)">
            <text:p/>
          </table:table-cell>
          <table:table-cell table:formula="of:=MID([.$A11];[.V$1];1)">
            <text:p/>
          </table:table-cell>
          <table:table-cell table:formula="of:=MID([.$A11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12];[.B$1];1)">
            <text:p/>
          </table:table-cell>
          <table:table-cell table:formula="of:=MID([.$A12];[.C$1];1)">
            <text:p/>
          </table:table-cell>
          <table:table-cell table:formula="of:=MID([.$A12];[.D$1];1)">
            <text:p/>
          </table:table-cell>
          <table:table-cell table:formula="of:=MID([.$A12];[.E$1];1)">
            <text:p/>
          </table:table-cell>
          <table:table-cell table:formula="of:=MID([.$A12];[.F$1];1)">
            <text:p/>
          </table:table-cell>
          <table:table-cell table:formula="of:=MID([.$A12];[.G$1];1)">
            <text:p/>
          </table:table-cell>
          <table:table-cell table:formula="of:=MID([.$A12];[.H$1];1)">
            <text:p/>
          </table:table-cell>
          <table:table-cell table:formula="of:=MID([.$A12];[.I$1];1)">
            <text:p/>
          </table:table-cell>
          <table:table-cell table:formula="of:=MID([.$A12];[.J$1];1)">
            <text:p/>
          </table:table-cell>
          <table:table-cell table:formula="of:=MID([.$A12];[.K$1];1)">
            <text:p/>
          </table:table-cell>
          <table:table-cell table:formula="of:=MID([.$A12];[.L$1];1)">
            <text:p/>
          </table:table-cell>
          <table:table-cell table:formula="of:=MID([.$A12];[.M$1];1)">
            <text:p/>
          </table:table-cell>
          <table:table-cell table:formula="of:=MID([.$A12];[.N$1];1)">
            <text:p/>
          </table:table-cell>
          <table:table-cell table:formula="of:=MID([.$A12];[.O$1];1)">
            <text:p/>
          </table:table-cell>
          <table:table-cell table:formula="of:=MID([.$A12];[.P$1];1)">
            <text:p/>
          </table:table-cell>
          <table:table-cell table:formula="of:=MID([.$A12];[.Q$1];1)">
            <text:p/>
          </table:table-cell>
          <table:table-cell table:formula="of:=MID([.$A12];[.R$1];1)">
            <text:p/>
          </table:table-cell>
          <table:table-cell table:formula="of:=MID([.$A12];[.S$1];1)">
            <text:p/>
          </table:table-cell>
          <table:table-cell table:formula="of:=MID([.$A12];[.T$1];1)">
            <text:p/>
          </table:table-cell>
          <table:table-cell table:formula="of:=MID([.$A12];[.U$1];1)">
            <text:p/>
          </table:table-cell>
          <table:table-cell table:formula="of:=MID([.$A12];[.V$1];1)">
            <text:p/>
          </table:table-cell>
          <table:table-cell table:formula="of:=MID([.$A12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13];[.B$1];1)">
            <text:p/>
          </table:table-cell>
          <table:table-cell table:formula="of:=MID([.$A13];[.C$1];1)">
            <text:p/>
          </table:table-cell>
          <table:table-cell table:formula="of:=MID([.$A13];[.D$1];1)">
            <text:p/>
          </table:table-cell>
          <table:table-cell table:formula="of:=MID([.$A13];[.E$1];1)">
            <text:p/>
          </table:table-cell>
          <table:table-cell table:formula="of:=MID([.$A13];[.F$1];1)">
            <text:p/>
          </table:table-cell>
          <table:table-cell table:formula="of:=MID([.$A13];[.G$1];1)">
            <text:p/>
          </table:table-cell>
          <table:table-cell table:formula="of:=MID([.$A13];[.H$1];1)">
            <text:p/>
          </table:table-cell>
          <table:table-cell table:formula="of:=MID([.$A13];[.I$1];1)">
            <text:p/>
          </table:table-cell>
          <table:table-cell table:formula="of:=MID([.$A13];[.J$1];1)">
            <text:p/>
          </table:table-cell>
          <table:table-cell table:formula="of:=MID([.$A13];[.K$1];1)">
            <text:p/>
          </table:table-cell>
          <table:table-cell table:formula="of:=MID([.$A13];[.L$1];1)">
            <text:p/>
          </table:table-cell>
          <table:table-cell table:formula="of:=MID([.$A13];[.M$1];1)">
            <text:p/>
          </table:table-cell>
          <table:table-cell table:formula="of:=MID([.$A13];[.N$1];1)">
            <text:p/>
          </table:table-cell>
          <table:table-cell table:formula="of:=MID([.$A13];[.O$1];1)">
            <text:p/>
          </table:table-cell>
          <table:table-cell table:formula="of:=MID([.$A13];[.P$1];1)">
            <text:p/>
          </table:table-cell>
          <table:table-cell table:formula="of:=MID([.$A13];[.Q$1];1)">
            <text:p/>
          </table:table-cell>
          <table:table-cell table:formula="of:=MID([.$A13];[.R$1];1)">
            <text:p/>
          </table:table-cell>
          <table:table-cell table:formula="of:=MID([.$A13];[.S$1];1)">
            <text:p/>
          </table:table-cell>
          <table:table-cell table:formula="of:=MID([.$A13];[.T$1];1)">
            <text:p/>
          </table:table-cell>
          <table:table-cell table:formula="of:=MID([.$A13];[.U$1];1)">
            <text:p/>
          </table:table-cell>
          <table:table-cell table:formula="of:=MID([.$A13];[.V$1];1)">
            <text:p/>
          </table:table-cell>
          <table:table-cell table:formula="of:=MID([.$A13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14];[.B$1];1)">
            <text:p/>
          </table:table-cell>
          <table:table-cell table:formula="of:=MID([.$A14];[.C$1];1)">
            <text:p/>
          </table:table-cell>
          <table:table-cell table:formula="of:=MID([.$A14];[.D$1];1)">
            <text:p/>
          </table:table-cell>
          <table:table-cell table:formula="of:=MID([.$A14];[.E$1];1)">
            <text:p/>
          </table:table-cell>
          <table:table-cell table:formula="of:=MID([.$A14];[.F$1];1)">
            <text:p/>
          </table:table-cell>
          <table:table-cell table:formula="of:=MID([.$A14];[.G$1];1)">
            <text:p/>
          </table:table-cell>
          <table:table-cell table:formula="of:=MID([.$A14];[.H$1];1)">
            <text:p/>
          </table:table-cell>
          <table:table-cell table:formula="of:=MID([.$A14];[.I$1];1)">
            <text:p/>
          </table:table-cell>
          <table:table-cell table:formula="of:=MID([.$A14];[.J$1];1)">
            <text:p/>
          </table:table-cell>
          <table:table-cell table:formula="of:=MID([.$A14];[.K$1];1)">
            <text:p/>
          </table:table-cell>
          <table:table-cell table:formula="of:=MID([.$A14];[.L$1];1)">
            <text:p/>
          </table:table-cell>
          <table:table-cell table:formula="of:=MID([.$A14];[.M$1];1)">
            <text:p/>
          </table:table-cell>
          <table:table-cell table:formula="of:=MID([.$A14];[.N$1];1)">
            <text:p/>
          </table:table-cell>
          <table:table-cell table:formula="of:=MID([.$A14];[.O$1];1)">
            <text:p/>
          </table:table-cell>
          <table:table-cell table:formula="of:=MID([.$A14];[.P$1];1)">
            <text:p/>
          </table:table-cell>
          <table:table-cell table:formula="of:=MID([.$A14];[.Q$1];1)">
            <text:p/>
          </table:table-cell>
          <table:table-cell table:formula="of:=MID([.$A14];[.R$1];1)">
            <text:p/>
          </table:table-cell>
          <table:table-cell table:formula="of:=MID([.$A14];[.S$1];1)">
            <text:p/>
          </table:table-cell>
          <table:table-cell table:formula="of:=MID([.$A14];[.T$1];1)">
            <text:p/>
          </table:table-cell>
          <table:table-cell table:formula="of:=MID([.$A14];[.U$1];1)">
            <text:p/>
          </table:table-cell>
          <table:table-cell table:formula="of:=MID([.$A14];[.V$1];1)">
            <text:p/>
          </table:table-cell>
          <table:table-cell table:formula="of:=MID([.$A14];[.W$1];1)">
            <text:p/>
          </table:table-cell>
          <table:table-cell table:number-columns-repeated="13"/>
        </table:table-row>
        <table:table-row table:style-name="ro3" table:number-rows-repeated="41">
          <table:table-cell table:number-columns-repeated="36"/>
        </table:table-row>
        <table:table-row table:style-name="ro2">
          <table:table-cell/>
          <table:table-cell table:formula="of:=MID([.$A56];[.B$1];1)">
            <text:p/>
          </table:table-cell>
          <table:table-cell table:formula="of:=MID([.$A56];[.C$1];1)">
            <text:p/>
          </table:table-cell>
          <table:table-cell table:formula="of:=MID([.$A56];[.D$1];1)">
            <text:p/>
          </table:table-cell>
          <table:table-cell table:formula="of:=MID([.$A56];[.E$1];1)">
            <text:p/>
          </table:table-cell>
          <table:table-cell table:formula="of:=MID([.$A56];[.F$1];1)">
            <text:p/>
          </table:table-cell>
          <table:table-cell table:formula="of:=MID([.$A56];[.G$1];1)">
            <text:p/>
          </table:table-cell>
          <table:table-cell table:formula="of:=MID([.$A56];[.H$1];1)">
            <text:p/>
          </table:table-cell>
          <table:table-cell table:formula="of:=MID([.$A56];[.I$1];1)">
            <text:p/>
          </table:table-cell>
          <table:table-cell table:formula="of:=MID([.$A56];[.J$1];1)">
            <text:p/>
          </table:table-cell>
          <table:table-cell table:formula="of:=MID([.$A56];[.K$1];1)">
            <text:p/>
          </table:table-cell>
          <table:table-cell table:formula="of:=MID([.$A56];[.L$1];1)">
            <text:p/>
          </table:table-cell>
          <table:table-cell table:formula="of:=MID([.$A56];[.M$1];1)">
            <text:p/>
          </table:table-cell>
          <table:table-cell table:formula="of:=MID([.$A56];[.N$1];1)">
            <text:p/>
          </table:table-cell>
          <table:table-cell table:formula="of:=MID([.$A56];[.O$1];1)">
            <text:p/>
          </table:table-cell>
          <table:table-cell table:formula="of:=MID([.$A56];[.P$1];1)">
            <text:p/>
          </table:table-cell>
          <table:table-cell table:formula="of:=MID([.$A56];[.Q$1];1)">
            <text:p/>
          </table:table-cell>
          <table:table-cell table:formula="of:=MID([.$A56];[.R$1];1)">
            <text:p/>
          </table:table-cell>
          <table:table-cell table:formula="of:=MID([.$A56];[.S$1];1)">
            <text:p/>
          </table:table-cell>
          <table:table-cell table:formula="of:=MID([.$A56];[.T$1];1)">
            <text:p/>
          </table:table-cell>
          <table:table-cell table:formula="of:=MID([.$A56];[.U$1];1)">
            <text:p/>
          </table:table-cell>
          <table:table-cell table:formula="of:=MID([.$A56];[.V$1];1)">
            <text:p/>
          </table:table-cell>
          <table:table-cell table:formula="of:=MID([.$A56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57];[.B$1];1)">
            <text:p/>
          </table:table-cell>
          <table:table-cell table:formula="of:=MID([.$A57];[.C$1];1)">
            <text:p/>
          </table:table-cell>
          <table:table-cell table:formula="of:=MID([.$A57];[.D$1];1)">
            <text:p/>
          </table:table-cell>
          <table:table-cell table:formula="of:=MID([.$A57];[.E$1];1)">
            <text:p/>
          </table:table-cell>
          <table:table-cell table:formula="of:=MID([.$A57];[.F$1];1)">
            <text:p/>
          </table:table-cell>
          <table:table-cell table:formula="of:=MID([.$A57];[.G$1];1)">
            <text:p/>
          </table:table-cell>
          <table:table-cell table:formula="of:=MID([.$A57];[.H$1];1)">
            <text:p/>
          </table:table-cell>
          <table:table-cell table:formula="of:=MID([.$A57];[.I$1];1)">
            <text:p/>
          </table:table-cell>
          <table:table-cell table:formula="of:=MID([.$A57];[.J$1];1)">
            <text:p/>
          </table:table-cell>
          <table:table-cell table:formula="of:=MID([.$A57];[.K$1];1)">
            <text:p/>
          </table:table-cell>
          <table:table-cell table:formula="of:=MID([.$A57];[.L$1];1)">
            <text:p/>
          </table:table-cell>
          <table:table-cell table:formula="of:=MID([.$A57];[.M$1];1)">
            <text:p/>
          </table:table-cell>
          <table:table-cell table:formula="of:=MID([.$A57];[.N$1];1)">
            <text:p/>
          </table:table-cell>
          <table:table-cell table:formula="of:=MID([.$A57];[.O$1];1)">
            <text:p/>
          </table:table-cell>
          <table:table-cell table:formula="of:=MID([.$A57];[.P$1];1)">
            <text:p/>
          </table:table-cell>
          <table:table-cell table:formula="of:=MID([.$A57];[.Q$1];1)">
            <text:p/>
          </table:table-cell>
          <table:table-cell table:formula="of:=MID([.$A57];[.R$1];1)">
            <text:p/>
          </table:table-cell>
          <table:table-cell table:formula="of:=MID([.$A57];[.S$1];1)">
            <text:p/>
          </table:table-cell>
          <table:table-cell table:formula="of:=MID([.$A57];[.T$1];1)">
            <text:p/>
          </table:table-cell>
          <table:table-cell table:formula="of:=MID([.$A57];[.U$1];1)">
            <text:p/>
          </table:table-cell>
          <table:table-cell table:formula="of:=MID([.$A57];[.V$1];1)">
            <text:p/>
          </table:table-cell>
          <table:table-cell table:formula="of:=MID([.$A57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58];[.B$1];1)">
            <text:p/>
          </table:table-cell>
          <table:table-cell table:formula="of:=MID([.$A58];[.C$1];1)">
            <text:p/>
          </table:table-cell>
          <table:table-cell table:formula="of:=MID([.$A58];[.D$1];1)">
            <text:p/>
          </table:table-cell>
          <table:table-cell table:formula="of:=MID([.$A58];[.E$1];1)">
            <text:p/>
          </table:table-cell>
          <table:table-cell table:formula="of:=MID([.$A58];[.F$1];1)">
            <text:p/>
          </table:table-cell>
          <table:table-cell table:formula="of:=MID([.$A58];[.G$1];1)">
            <text:p/>
          </table:table-cell>
          <table:table-cell table:formula="of:=MID([.$A58];[.H$1];1)">
            <text:p/>
          </table:table-cell>
          <table:table-cell table:formula="of:=MID([.$A58];[.I$1];1)">
            <text:p/>
          </table:table-cell>
          <table:table-cell table:formula="of:=MID([.$A58];[.J$1];1)">
            <text:p/>
          </table:table-cell>
          <table:table-cell table:formula="of:=MID([.$A58];[.K$1];1)">
            <text:p/>
          </table:table-cell>
          <table:table-cell table:formula="of:=MID([.$A58];[.L$1];1)">
            <text:p/>
          </table:table-cell>
          <table:table-cell table:formula="of:=MID([.$A58];[.M$1];1)">
            <text:p/>
          </table:table-cell>
          <table:table-cell table:formula="of:=MID([.$A58];[.N$1];1)">
            <text:p/>
          </table:table-cell>
          <table:table-cell table:formula="of:=MID([.$A58];[.O$1];1)">
            <text:p/>
          </table:table-cell>
          <table:table-cell table:formula="of:=MID([.$A58];[.P$1];1)">
            <text:p/>
          </table:table-cell>
          <table:table-cell table:formula="of:=MID([.$A58];[.Q$1];1)">
            <text:p/>
          </table:table-cell>
          <table:table-cell table:formula="of:=MID([.$A58];[.R$1];1)">
            <text:p/>
          </table:table-cell>
          <table:table-cell table:formula="of:=MID([.$A58];[.S$1];1)">
            <text:p/>
          </table:table-cell>
          <table:table-cell table:formula="of:=MID([.$A58];[.T$1];1)">
            <text:p/>
          </table:table-cell>
          <table:table-cell table:formula="of:=MID([.$A58];[.U$1];1)">
            <text:p/>
          </table:table-cell>
          <table:table-cell table:formula="of:=MID([.$A58];[.V$1];1)">
            <text:p/>
          </table:table-cell>
          <table:table-cell table:formula="of:=MID([.$A58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59];[.B$1];1)">
            <text:p/>
          </table:table-cell>
          <table:table-cell table:formula="of:=MID([.$A59];[.C$1];1)">
            <text:p/>
          </table:table-cell>
          <table:table-cell table:formula="of:=MID([.$A59];[.D$1];1)">
            <text:p/>
          </table:table-cell>
          <table:table-cell table:formula="of:=MID([.$A59];[.E$1];1)">
            <text:p/>
          </table:table-cell>
          <table:table-cell table:formula="of:=MID([.$A59];[.F$1];1)">
            <text:p/>
          </table:table-cell>
          <table:table-cell table:formula="of:=MID([.$A59];[.G$1];1)">
            <text:p/>
          </table:table-cell>
          <table:table-cell table:formula="of:=MID([.$A59];[.H$1];1)">
            <text:p/>
          </table:table-cell>
          <table:table-cell table:formula="of:=MID([.$A59];[.I$1];1)">
            <text:p/>
          </table:table-cell>
          <table:table-cell table:formula="of:=MID([.$A59];[.J$1];1)">
            <text:p/>
          </table:table-cell>
          <table:table-cell table:formula="of:=MID([.$A59];[.K$1];1)">
            <text:p/>
          </table:table-cell>
          <table:table-cell table:formula="of:=MID([.$A59];[.L$1];1)">
            <text:p/>
          </table:table-cell>
          <table:table-cell table:formula="of:=MID([.$A59];[.M$1];1)">
            <text:p/>
          </table:table-cell>
          <table:table-cell table:formula="of:=MID([.$A59];[.N$1];1)">
            <text:p/>
          </table:table-cell>
          <table:table-cell table:formula="of:=MID([.$A59];[.O$1];1)">
            <text:p/>
          </table:table-cell>
          <table:table-cell table:formula="of:=MID([.$A59];[.P$1];1)">
            <text:p/>
          </table:table-cell>
          <table:table-cell table:formula="of:=MID([.$A59];[.Q$1];1)">
            <text:p/>
          </table:table-cell>
          <table:table-cell table:formula="of:=MID([.$A59];[.R$1];1)">
            <text:p/>
          </table:table-cell>
          <table:table-cell table:formula="of:=MID([.$A59];[.S$1];1)">
            <text:p/>
          </table:table-cell>
          <table:table-cell table:formula="of:=MID([.$A59];[.T$1];1)">
            <text:p/>
          </table:table-cell>
          <table:table-cell table:formula="of:=MID([.$A59];[.U$1];1)">
            <text:p/>
          </table:table-cell>
          <table:table-cell table:formula="of:=MID([.$A59];[.V$1];1)">
            <text:p/>
          </table:table-cell>
          <table:table-cell table:formula="of:=MID([.$A59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60];[.B$1];1)">
            <text:p/>
          </table:table-cell>
          <table:table-cell table:formula="of:=MID([.$A60];[.C$1];1)">
            <text:p/>
          </table:table-cell>
          <table:table-cell table:formula="of:=MID([.$A60];[.D$1];1)">
            <text:p/>
          </table:table-cell>
          <table:table-cell table:formula="of:=MID([.$A60];[.E$1];1)">
            <text:p/>
          </table:table-cell>
          <table:table-cell table:formula="of:=MID([.$A60];[.F$1];1)">
            <text:p/>
          </table:table-cell>
          <table:table-cell table:formula="of:=MID([.$A60];[.G$1];1)">
            <text:p/>
          </table:table-cell>
          <table:table-cell table:formula="of:=MID([.$A60];[.H$1];1)">
            <text:p/>
          </table:table-cell>
          <table:table-cell table:formula="of:=MID([.$A60];[.I$1];1)">
            <text:p/>
          </table:table-cell>
          <table:table-cell table:formula="of:=MID([.$A60];[.J$1];1)">
            <text:p/>
          </table:table-cell>
          <table:table-cell table:formula="of:=MID([.$A60];[.K$1];1)">
            <text:p/>
          </table:table-cell>
          <table:table-cell table:formula="of:=MID([.$A60];[.L$1];1)">
            <text:p/>
          </table:table-cell>
          <table:table-cell table:formula="of:=MID([.$A60];[.M$1];1)">
            <text:p/>
          </table:table-cell>
          <table:table-cell table:formula="of:=MID([.$A60];[.N$1];1)">
            <text:p/>
          </table:table-cell>
          <table:table-cell table:formula="of:=MID([.$A60];[.O$1];1)">
            <text:p/>
          </table:table-cell>
          <table:table-cell table:formula="of:=MID([.$A60];[.P$1];1)">
            <text:p/>
          </table:table-cell>
          <table:table-cell table:formula="of:=MID([.$A60];[.Q$1];1)">
            <text:p/>
          </table:table-cell>
          <table:table-cell table:formula="of:=MID([.$A60];[.R$1];1)">
            <text:p/>
          </table:table-cell>
          <table:table-cell table:formula="of:=MID([.$A60];[.S$1];1)">
            <text:p/>
          </table:table-cell>
          <table:table-cell table:formula="of:=MID([.$A60];[.T$1];1)">
            <text:p/>
          </table:table-cell>
          <table:table-cell table:formula="of:=MID([.$A60];[.U$1];1)">
            <text:p/>
          </table:table-cell>
          <table:table-cell table:formula="of:=MID([.$A60];[.V$1];1)">
            <text:p/>
          </table:table-cell>
          <table:table-cell table:formula="of:=MID([.$A60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61];[.B$1];1)">
            <text:p/>
          </table:table-cell>
          <table:table-cell table:formula="of:=MID([.$A61];[.C$1];1)">
            <text:p/>
          </table:table-cell>
          <table:table-cell table:formula="of:=MID([.$A61];[.D$1];1)">
            <text:p/>
          </table:table-cell>
          <table:table-cell table:formula="of:=MID([.$A61];[.E$1];1)">
            <text:p/>
          </table:table-cell>
          <table:table-cell table:formula="of:=MID([.$A61];[.F$1];1)">
            <text:p/>
          </table:table-cell>
          <table:table-cell table:formula="of:=MID([.$A61];[.G$1];1)">
            <text:p/>
          </table:table-cell>
          <table:table-cell table:formula="of:=MID([.$A61];[.H$1];1)">
            <text:p/>
          </table:table-cell>
          <table:table-cell table:formula="of:=MID([.$A61];[.I$1];1)">
            <text:p/>
          </table:table-cell>
          <table:table-cell table:formula="of:=MID([.$A61];[.J$1];1)">
            <text:p/>
          </table:table-cell>
          <table:table-cell table:formula="of:=MID([.$A61];[.K$1];1)">
            <text:p/>
          </table:table-cell>
          <table:table-cell table:formula="of:=MID([.$A61];[.L$1];1)">
            <text:p/>
          </table:table-cell>
          <table:table-cell table:formula="of:=MID([.$A61];[.M$1];1)">
            <text:p/>
          </table:table-cell>
          <table:table-cell table:formula="of:=MID([.$A61];[.N$1];1)">
            <text:p/>
          </table:table-cell>
          <table:table-cell table:formula="of:=MID([.$A61];[.O$1];1)">
            <text:p/>
          </table:table-cell>
          <table:table-cell table:formula="of:=MID([.$A61];[.P$1];1)">
            <text:p/>
          </table:table-cell>
          <table:table-cell table:formula="of:=MID([.$A61];[.Q$1];1)">
            <text:p/>
          </table:table-cell>
          <table:table-cell table:formula="of:=MID([.$A61];[.R$1];1)">
            <text:p/>
          </table:table-cell>
          <table:table-cell table:formula="of:=MID([.$A61];[.S$1];1)">
            <text:p/>
          </table:table-cell>
          <table:table-cell table:formula="of:=MID([.$A61];[.T$1];1)">
            <text:p/>
          </table:table-cell>
          <table:table-cell table:formula="of:=MID([.$A61];[.U$1];1)">
            <text:p/>
          </table:table-cell>
          <table:table-cell table:formula="of:=MID([.$A61];[.V$1];1)">
            <text:p/>
          </table:table-cell>
          <table:table-cell table:formula="of:=MID([.$A61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62];[.B$1];1)">
            <text:p/>
          </table:table-cell>
          <table:table-cell table:formula="of:=MID([.$A62];[.C$1];1)">
            <text:p/>
          </table:table-cell>
          <table:table-cell table:formula="of:=MID([.$A62];[.D$1];1)">
            <text:p/>
          </table:table-cell>
          <table:table-cell table:formula="of:=MID([.$A62];[.E$1];1)">
            <text:p/>
          </table:table-cell>
          <table:table-cell table:formula="of:=MID([.$A62];[.F$1];1)">
            <text:p/>
          </table:table-cell>
          <table:table-cell table:formula="of:=MID([.$A62];[.G$1];1)">
            <text:p/>
          </table:table-cell>
          <table:table-cell table:formula="of:=MID([.$A62];[.H$1];1)">
            <text:p/>
          </table:table-cell>
          <table:table-cell table:formula="of:=MID([.$A62];[.I$1];1)">
            <text:p/>
          </table:table-cell>
          <table:table-cell table:formula="of:=MID([.$A62];[.J$1];1)">
            <text:p/>
          </table:table-cell>
          <table:table-cell table:formula="of:=MID([.$A62];[.K$1];1)">
            <text:p/>
          </table:table-cell>
          <table:table-cell table:formula="of:=MID([.$A62];[.L$1];1)">
            <text:p/>
          </table:table-cell>
          <table:table-cell table:formula="of:=MID([.$A62];[.M$1];1)">
            <text:p/>
          </table:table-cell>
          <table:table-cell table:formula="of:=MID([.$A62];[.N$1];1)">
            <text:p/>
          </table:table-cell>
          <table:table-cell table:formula="of:=MID([.$A62];[.O$1];1)">
            <text:p/>
          </table:table-cell>
          <table:table-cell table:formula="of:=MID([.$A62];[.P$1];1)">
            <text:p/>
          </table:table-cell>
          <table:table-cell table:formula="of:=MID([.$A62];[.Q$1];1)">
            <text:p/>
          </table:table-cell>
          <table:table-cell table:formula="of:=MID([.$A62];[.R$1];1)">
            <text:p/>
          </table:table-cell>
          <table:table-cell table:formula="of:=MID([.$A62];[.S$1];1)">
            <text:p/>
          </table:table-cell>
          <table:table-cell table:formula="of:=MID([.$A62];[.T$1];1)">
            <text:p/>
          </table:table-cell>
          <table:table-cell table:formula="of:=MID([.$A62];[.U$1];1)">
            <text:p/>
          </table:table-cell>
          <table:table-cell table:formula="of:=MID([.$A62];[.V$1];1)">
            <text:p/>
          </table:table-cell>
          <table:table-cell table:formula="of:=MID([.$A62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63];[.B$1];1)">
            <text:p/>
          </table:table-cell>
          <table:table-cell table:formula="of:=MID([.$A63];[.C$1];1)">
            <text:p/>
          </table:table-cell>
          <table:table-cell table:formula="of:=MID([.$A63];[.D$1];1)">
            <text:p/>
          </table:table-cell>
          <table:table-cell table:formula="of:=MID([.$A63];[.E$1];1)">
            <text:p/>
          </table:table-cell>
          <table:table-cell table:formula="of:=MID([.$A63];[.F$1];1)">
            <text:p/>
          </table:table-cell>
          <table:table-cell table:formula="of:=MID([.$A63];[.G$1];1)">
            <text:p/>
          </table:table-cell>
          <table:table-cell table:formula="of:=MID([.$A63];[.H$1];1)">
            <text:p/>
          </table:table-cell>
          <table:table-cell table:formula="of:=MID([.$A63];[.I$1];1)">
            <text:p/>
          </table:table-cell>
          <table:table-cell table:formula="of:=MID([.$A63];[.J$1];1)">
            <text:p/>
          </table:table-cell>
          <table:table-cell table:formula="of:=MID([.$A63];[.K$1];1)">
            <text:p/>
          </table:table-cell>
          <table:table-cell table:formula="of:=MID([.$A63];[.L$1];1)">
            <text:p/>
          </table:table-cell>
          <table:table-cell table:formula="of:=MID([.$A63];[.M$1];1)">
            <text:p/>
          </table:table-cell>
          <table:table-cell table:formula="of:=MID([.$A63];[.N$1];1)">
            <text:p/>
          </table:table-cell>
          <table:table-cell table:formula="of:=MID([.$A63];[.O$1];1)">
            <text:p/>
          </table:table-cell>
          <table:table-cell table:formula="of:=MID([.$A63];[.P$1];1)">
            <text:p/>
          </table:table-cell>
          <table:table-cell table:formula="of:=MID([.$A63];[.Q$1];1)">
            <text:p/>
          </table:table-cell>
          <table:table-cell table:formula="of:=MID([.$A63];[.R$1];1)">
            <text:p/>
          </table:table-cell>
          <table:table-cell table:formula="of:=MID([.$A63];[.S$1];1)">
            <text:p/>
          </table:table-cell>
          <table:table-cell table:formula="of:=MID([.$A63];[.T$1];1)">
            <text:p/>
          </table:table-cell>
          <table:table-cell table:formula="of:=MID([.$A63];[.U$1];1)">
            <text:p/>
          </table:table-cell>
          <table:table-cell table:formula="of:=MID([.$A63];[.V$1];1)">
            <text:p/>
          </table:table-cell>
          <table:table-cell table:formula="of:=MID([.$A63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64];[.B$1];1)">
            <text:p/>
          </table:table-cell>
          <table:table-cell table:formula="of:=MID([.$A64];[.C$1];1)">
            <text:p/>
          </table:table-cell>
          <table:table-cell table:formula="of:=MID([.$A64];[.D$1];1)">
            <text:p/>
          </table:table-cell>
          <table:table-cell table:formula="of:=MID([.$A64];[.E$1];1)">
            <text:p/>
          </table:table-cell>
          <table:table-cell table:formula="of:=MID([.$A64];[.F$1];1)">
            <text:p/>
          </table:table-cell>
          <table:table-cell table:formula="of:=MID([.$A64];[.G$1];1)">
            <text:p/>
          </table:table-cell>
          <table:table-cell table:formula="of:=MID([.$A64];[.H$1];1)">
            <text:p/>
          </table:table-cell>
          <table:table-cell table:formula="of:=MID([.$A64];[.I$1];1)">
            <text:p/>
          </table:table-cell>
          <table:table-cell table:formula="of:=MID([.$A64];[.J$1];1)">
            <text:p/>
          </table:table-cell>
          <table:table-cell table:formula="of:=MID([.$A64];[.K$1];1)">
            <text:p/>
          </table:table-cell>
          <table:table-cell table:formula="of:=MID([.$A64];[.L$1];1)">
            <text:p/>
          </table:table-cell>
          <table:table-cell table:formula="of:=MID([.$A64];[.M$1];1)">
            <text:p/>
          </table:table-cell>
          <table:table-cell table:formula="of:=MID([.$A64];[.N$1];1)">
            <text:p/>
          </table:table-cell>
          <table:table-cell table:formula="of:=MID([.$A64];[.O$1];1)">
            <text:p/>
          </table:table-cell>
          <table:table-cell table:formula="of:=MID([.$A64];[.P$1];1)">
            <text:p/>
          </table:table-cell>
          <table:table-cell table:formula="of:=MID([.$A64];[.Q$1];1)">
            <text:p/>
          </table:table-cell>
          <table:table-cell table:formula="of:=MID([.$A64];[.R$1];1)">
            <text:p/>
          </table:table-cell>
          <table:table-cell table:formula="of:=MID([.$A64];[.S$1];1)">
            <text:p/>
          </table:table-cell>
          <table:table-cell table:formula="of:=MID([.$A64];[.T$1];1)">
            <text:p/>
          </table:table-cell>
          <table:table-cell table:formula="of:=MID([.$A64];[.U$1];1)">
            <text:p/>
          </table:table-cell>
          <table:table-cell table:formula="of:=MID([.$A64];[.V$1];1)">
            <text:p/>
          </table:table-cell>
          <table:table-cell table:formula="of:=MID([.$A64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65];[.B$1];1)">
            <text:p/>
          </table:table-cell>
          <table:table-cell table:formula="of:=MID([.$A65];[.C$1];1)">
            <text:p/>
          </table:table-cell>
          <table:table-cell table:formula="of:=MID([.$A65];[.D$1];1)">
            <text:p/>
          </table:table-cell>
          <table:table-cell table:formula="of:=MID([.$A65];[.E$1];1)">
            <text:p/>
          </table:table-cell>
          <table:table-cell table:formula="of:=MID([.$A65];[.F$1];1)">
            <text:p/>
          </table:table-cell>
          <table:table-cell table:formula="of:=MID([.$A65];[.G$1];1)">
            <text:p/>
          </table:table-cell>
          <table:table-cell table:formula="of:=MID([.$A65];[.H$1];1)">
            <text:p/>
          </table:table-cell>
          <table:table-cell table:formula="of:=MID([.$A65];[.I$1];1)">
            <text:p/>
          </table:table-cell>
          <table:table-cell table:formula="of:=MID([.$A65];[.J$1];1)">
            <text:p/>
          </table:table-cell>
          <table:table-cell table:formula="of:=MID([.$A65];[.K$1];1)">
            <text:p/>
          </table:table-cell>
          <table:table-cell table:formula="of:=MID([.$A65];[.L$1];1)">
            <text:p/>
          </table:table-cell>
          <table:table-cell table:formula="of:=MID([.$A65];[.M$1];1)">
            <text:p/>
          </table:table-cell>
          <table:table-cell table:formula="of:=MID([.$A65];[.N$1];1)">
            <text:p/>
          </table:table-cell>
          <table:table-cell table:formula="of:=MID([.$A65];[.O$1];1)">
            <text:p/>
          </table:table-cell>
          <table:table-cell table:formula="of:=MID([.$A65];[.P$1];1)">
            <text:p/>
          </table:table-cell>
          <table:table-cell table:formula="of:=MID([.$A65];[.Q$1];1)">
            <text:p/>
          </table:table-cell>
          <table:table-cell table:formula="of:=MID([.$A65];[.R$1];1)">
            <text:p/>
          </table:table-cell>
          <table:table-cell table:formula="of:=MID([.$A65];[.S$1];1)">
            <text:p/>
          </table:table-cell>
          <table:table-cell table:formula="of:=MID([.$A65];[.T$1];1)">
            <text:p/>
          </table:table-cell>
          <table:table-cell table:formula="of:=MID([.$A65];[.U$1];1)">
            <text:p/>
          </table:table-cell>
          <table:table-cell table:formula="of:=MID([.$A65];[.V$1];1)">
            <text:p/>
          </table:table-cell>
          <table:table-cell table:formula="of:=MID([.$A65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66];[.B$1];1)">
            <text:p/>
          </table:table-cell>
          <table:table-cell table:formula="of:=MID([.$A66];[.C$1];1)">
            <text:p/>
          </table:table-cell>
          <table:table-cell table:formula="of:=MID([.$A66];[.D$1];1)">
            <text:p/>
          </table:table-cell>
          <table:table-cell table:formula="of:=MID([.$A66];[.E$1];1)">
            <text:p/>
          </table:table-cell>
          <table:table-cell table:formula="of:=MID([.$A66];[.F$1];1)">
            <text:p/>
          </table:table-cell>
          <table:table-cell table:formula="of:=MID([.$A66];[.G$1];1)">
            <text:p/>
          </table:table-cell>
          <table:table-cell table:formula="of:=MID([.$A66];[.H$1];1)">
            <text:p/>
          </table:table-cell>
          <table:table-cell table:formula="of:=MID([.$A66];[.I$1];1)">
            <text:p/>
          </table:table-cell>
          <table:table-cell table:formula="of:=MID([.$A66];[.J$1];1)">
            <text:p/>
          </table:table-cell>
          <table:table-cell table:formula="of:=MID([.$A66];[.K$1];1)">
            <text:p/>
          </table:table-cell>
          <table:table-cell table:formula="of:=MID([.$A66];[.L$1];1)">
            <text:p/>
          </table:table-cell>
          <table:table-cell table:formula="of:=MID([.$A66];[.M$1];1)">
            <text:p/>
          </table:table-cell>
          <table:table-cell table:formula="of:=MID([.$A66];[.N$1];1)">
            <text:p/>
          </table:table-cell>
          <table:table-cell table:formula="of:=MID([.$A66];[.O$1];1)">
            <text:p/>
          </table:table-cell>
          <table:table-cell table:formula="of:=MID([.$A66];[.P$1];1)">
            <text:p/>
          </table:table-cell>
          <table:table-cell table:formula="of:=MID([.$A66];[.Q$1];1)">
            <text:p/>
          </table:table-cell>
          <table:table-cell table:formula="of:=MID([.$A66];[.R$1];1)">
            <text:p/>
          </table:table-cell>
          <table:table-cell table:formula="of:=MID([.$A66];[.S$1];1)">
            <text:p/>
          </table:table-cell>
          <table:table-cell table:formula="of:=MID([.$A66];[.T$1];1)">
            <text:p/>
          </table:table-cell>
          <table:table-cell table:formula="of:=MID([.$A66];[.U$1];1)">
            <text:p/>
          </table:table-cell>
          <table:table-cell table:formula="of:=MID([.$A66];[.V$1];1)">
            <text:p/>
          </table:table-cell>
          <table:table-cell table:formula="of:=MID([.$A66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67];[.B$1];1)">
            <text:p/>
          </table:table-cell>
          <table:table-cell table:formula="of:=MID([.$A67];[.C$1];1)">
            <text:p/>
          </table:table-cell>
          <table:table-cell table:formula="of:=MID([.$A67];[.D$1];1)">
            <text:p/>
          </table:table-cell>
          <table:table-cell table:formula="of:=MID([.$A67];[.E$1];1)">
            <text:p/>
          </table:table-cell>
          <table:table-cell table:formula="of:=MID([.$A67];[.F$1];1)">
            <text:p/>
          </table:table-cell>
          <table:table-cell table:formula="of:=MID([.$A67];[.G$1];1)">
            <text:p/>
          </table:table-cell>
          <table:table-cell table:formula="of:=MID([.$A67];[.H$1];1)">
            <text:p/>
          </table:table-cell>
          <table:table-cell table:formula="of:=MID([.$A67];[.I$1];1)">
            <text:p/>
          </table:table-cell>
          <table:table-cell table:formula="of:=MID([.$A67];[.J$1];1)">
            <text:p/>
          </table:table-cell>
          <table:table-cell table:formula="of:=MID([.$A67];[.K$1];1)">
            <text:p/>
          </table:table-cell>
          <table:table-cell table:formula="of:=MID([.$A67];[.L$1];1)">
            <text:p/>
          </table:table-cell>
          <table:table-cell table:formula="of:=MID([.$A67];[.M$1];1)">
            <text:p/>
          </table:table-cell>
          <table:table-cell table:formula="of:=MID([.$A67];[.N$1];1)">
            <text:p/>
          </table:table-cell>
          <table:table-cell table:formula="of:=MID([.$A67];[.O$1];1)">
            <text:p/>
          </table:table-cell>
          <table:table-cell table:formula="of:=MID([.$A67];[.P$1];1)">
            <text:p/>
          </table:table-cell>
          <table:table-cell table:formula="of:=MID([.$A67];[.Q$1];1)">
            <text:p/>
          </table:table-cell>
          <table:table-cell table:formula="of:=MID([.$A67];[.R$1];1)">
            <text:p/>
          </table:table-cell>
          <table:table-cell table:formula="of:=MID([.$A67];[.S$1];1)">
            <text:p/>
          </table:table-cell>
          <table:table-cell table:formula="of:=MID([.$A67];[.T$1];1)">
            <text:p/>
          </table:table-cell>
          <table:table-cell table:formula="of:=MID([.$A67];[.U$1];1)">
            <text:p/>
          </table:table-cell>
          <table:table-cell table:formula="of:=MID([.$A67];[.V$1];1)">
            <text:p/>
          </table:table-cell>
          <table:table-cell table:formula="of:=MID([.$A67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68];[.B$1];1)">
            <text:p/>
          </table:table-cell>
          <table:table-cell table:formula="of:=MID([.$A68];[.C$1];1)">
            <text:p/>
          </table:table-cell>
          <table:table-cell table:formula="of:=MID([.$A68];[.D$1];1)">
            <text:p/>
          </table:table-cell>
          <table:table-cell table:formula="of:=MID([.$A68];[.E$1];1)">
            <text:p/>
          </table:table-cell>
          <table:table-cell table:formula="of:=MID([.$A68];[.F$1];1)">
            <text:p/>
          </table:table-cell>
          <table:table-cell table:formula="of:=MID([.$A68];[.G$1];1)">
            <text:p/>
          </table:table-cell>
          <table:table-cell table:formula="of:=MID([.$A68];[.H$1];1)">
            <text:p/>
          </table:table-cell>
          <table:table-cell table:formula="of:=MID([.$A68];[.I$1];1)">
            <text:p/>
          </table:table-cell>
          <table:table-cell table:formula="of:=MID([.$A68];[.J$1];1)">
            <text:p/>
          </table:table-cell>
          <table:table-cell table:formula="of:=MID([.$A68];[.K$1];1)">
            <text:p/>
          </table:table-cell>
          <table:table-cell table:formula="of:=MID([.$A68];[.L$1];1)">
            <text:p/>
          </table:table-cell>
          <table:table-cell table:formula="of:=MID([.$A68];[.M$1];1)">
            <text:p/>
          </table:table-cell>
          <table:table-cell table:formula="of:=MID([.$A68];[.N$1];1)">
            <text:p/>
          </table:table-cell>
          <table:table-cell table:formula="of:=MID([.$A68];[.O$1];1)">
            <text:p/>
          </table:table-cell>
          <table:table-cell table:formula="of:=MID([.$A68];[.P$1];1)">
            <text:p/>
          </table:table-cell>
          <table:table-cell table:formula="of:=MID([.$A68];[.Q$1];1)">
            <text:p/>
          </table:table-cell>
          <table:table-cell table:formula="of:=MID([.$A68];[.R$1];1)">
            <text:p/>
          </table:table-cell>
          <table:table-cell table:formula="of:=MID([.$A68];[.S$1];1)">
            <text:p/>
          </table:table-cell>
          <table:table-cell table:formula="of:=MID([.$A68];[.T$1];1)">
            <text:p/>
          </table:table-cell>
          <table:table-cell table:formula="of:=MID([.$A68];[.U$1];1)">
            <text:p/>
          </table:table-cell>
          <table:table-cell table:formula="of:=MID([.$A68];[.V$1];1)">
            <text:p/>
          </table:table-cell>
          <table:table-cell table:formula="of:=MID([.$A68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69];[.B$1];1)">
            <text:p/>
          </table:table-cell>
          <table:table-cell table:formula="of:=MID([.$A69];[.C$1];1)">
            <text:p/>
          </table:table-cell>
          <table:table-cell table:formula="of:=MID([.$A69];[.D$1];1)">
            <text:p/>
          </table:table-cell>
          <table:table-cell table:formula="of:=MID([.$A69];[.E$1];1)">
            <text:p/>
          </table:table-cell>
          <table:table-cell table:formula="of:=MID([.$A69];[.F$1];1)">
            <text:p/>
          </table:table-cell>
          <table:table-cell table:formula="of:=MID([.$A69];[.G$1];1)">
            <text:p/>
          </table:table-cell>
          <table:table-cell table:formula="of:=MID([.$A69];[.H$1];1)">
            <text:p/>
          </table:table-cell>
          <table:table-cell table:formula="of:=MID([.$A69];[.I$1];1)">
            <text:p/>
          </table:table-cell>
          <table:table-cell table:formula="of:=MID([.$A69];[.J$1];1)">
            <text:p/>
          </table:table-cell>
          <table:table-cell table:formula="of:=MID([.$A69];[.K$1];1)">
            <text:p/>
          </table:table-cell>
          <table:table-cell table:formula="of:=MID([.$A69];[.L$1];1)">
            <text:p/>
          </table:table-cell>
          <table:table-cell table:formula="of:=MID([.$A69];[.M$1];1)">
            <text:p/>
          </table:table-cell>
          <table:table-cell table:formula="of:=MID([.$A69];[.N$1];1)">
            <text:p/>
          </table:table-cell>
          <table:table-cell table:formula="of:=MID([.$A69];[.O$1];1)">
            <text:p/>
          </table:table-cell>
          <table:table-cell table:formula="of:=MID([.$A69];[.P$1];1)">
            <text:p/>
          </table:table-cell>
          <table:table-cell table:formula="of:=MID([.$A69];[.Q$1];1)">
            <text:p/>
          </table:table-cell>
          <table:table-cell table:formula="of:=MID([.$A69];[.R$1];1)">
            <text:p/>
          </table:table-cell>
          <table:table-cell table:formula="of:=MID([.$A69];[.S$1];1)">
            <text:p/>
          </table:table-cell>
          <table:table-cell table:formula="of:=MID([.$A69];[.T$1];1)">
            <text:p/>
          </table:table-cell>
          <table:table-cell table:formula="of:=MID([.$A69];[.U$1];1)">
            <text:p/>
          </table:table-cell>
          <table:table-cell table:formula="of:=MID([.$A69];[.V$1];1)">
            <text:p/>
          </table:table-cell>
          <table:table-cell table:formula="of:=MID([.$A69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70];[.B$1];1)">
            <text:p/>
          </table:table-cell>
          <table:table-cell table:formula="of:=MID([.$A70];[.C$1];1)">
            <text:p/>
          </table:table-cell>
          <table:table-cell table:formula="of:=MID([.$A70];[.D$1];1)">
            <text:p/>
          </table:table-cell>
          <table:table-cell table:formula="of:=MID([.$A70];[.E$1];1)">
            <text:p/>
          </table:table-cell>
          <table:table-cell table:formula="of:=MID([.$A70];[.F$1];1)">
            <text:p/>
          </table:table-cell>
          <table:table-cell table:formula="of:=MID([.$A70];[.G$1];1)">
            <text:p/>
          </table:table-cell>
          <table:table-cell table:formula="of:=MID([.$A70];[.H$1];1)">
            <text:p/>
          </table:table-cell>
          <table:table-cell table:formula="of:=MID([.$A70];[.I$1];1)">
            <text:p/>
          </table:table-cell>
          <table:table-cell table:formula="of:=MID([.$A70];[.J$1];1)">
            <text:p/>
          </table:table-cell>
          <table:table-cell table:formula="of:=MID([.$A70];[.K$1];1)">
            <text:p/>
          </table:table-cell>
          <table:table-cell table:formula="of:=MID([.$A70];[.L$1];1)">
            <text:p/>
          </table:table-cell>
          <table:table-cell table:formula="of:=MID([.$A70];[.M$1];1)">
            <text:p/>
          </table:table-cell>
          <table:table-cell table:formula="of:=MID([.$A70];[.N$1];1)">
            <text:p/>
          </table:table-cell>
          <table:table-cell table:formula="of:=MID([.$A70];[.O$1];1)">
            <text:p/>
          </table:table-cell>
          <table:table-cell table:formula="of:=MID([.$A70];[.P$1];1)">
            <text:p/>
          </table:table-cell>
          <table:table-cell table:formula="of:=MID([.$A70];[.Q$1];1)">
            <text:p/>
          </table:table-cell>
          <table:table-cell table:formula="of:=MID([.$A70];[.R$1];1)">
            <text:p/>
          </table:table-cell>
          <table:table-cell table:formula="of:=MID([.$A70];[.S$1];1)">
            <text:p/>
          </table:table-cell>
          <table:table-cell table:formula="of:=MID([.$A70];[.T$1];1)">
            <text:p/>
          </table:table-cell>
          <table:table-cell table:formula="of:=MID([.$A70];[.U$1];1)">
            <text:p/>
          </table:table-cell>
          <table:table-cell table:formula="of:=MID([.$A70];[.V$1];1)">
            <text:p/>
          </table:table-cell>
          <table:table-cell table:formula="of:=MID([.$A70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71];[.B$1];1)">
            <text:p/>
          </table:table-cell>
          <table:table-cell table:formula="of:=MID([.$A71];[.C$1];1)">
            <text:p/>
          </table:table-cell>
          <table:table-cell table:formula="of:=MID([.$A71];[.D$1];1)">
            <text:p/>
          </table:table-cell>
          <table:table-cell table:formula="of:=MID([.$A71];[.E$1];1)">
            <text:p/>
          </table:table-cell>
          <table:table-cell table:formula="of:=MID([.$A71];[.F$1];1)">
            <text:p/>
          </table:table-cell>
          <table:table-cell table:formula="of:=MID([.$A71];[.G$1];1)">
            <text:p/>
          </table:table-cell>
          <table:table-cell table:formula="of:=MID([.$A71];[.H$1];1)">
            <text:p/>
          </table:table-cell>
          <table:table-cell table:formula="of:=MID([.$A71];[.I$1];1)">
            <text:p/>
          </table:table-cell>
          <table:table-cell table:formula="of:=MID([.$A71];[.J$1];1)">
            <text:p/>
          </table:table-cell>
          <table:table-cell table:formula="of:=MID([.$A71];[.K$1];1)">
            <text:p/>
          </table:table-cell>
          <table:table-cell table:formula="of:=MID([.$A71];[.L$1];1)">
            <text:p/>
          </table:table-cell>
          <table:table-cell table:formula="of:=MID([.$A71];[.M$1];1)">
            <text:p/>
          </table:table-cell>
          <table:table-cell table:formula="of:=MID([.$A71];[.N$1];1)">
            <text:p/>
          </table:table-cell>
          <table:table-cell table:formula="of:=MID([.$A71];[.O$1];1)">
            <text:p/>
          </table:table-cell>
          <table:table-cell table:formula="of:=MID([.$A71];[.P$1];1)">
            <text:p/>
          </table:table-cell>
          <table:table-cell table:formula="of:=MID([.$A71];[.Q$1];1)">
            <text:p/>
          </table:table-cell>
          <table:table-cell table:formula="of:=MID([.$A71];[.R$1];1)">
            <text:p/>
          </table:table-cell>
          <table:table-cell table:formula="of:=MID([.$A71];[.S$1];1)">
            <text:p/>
          </table:table-cell>
          <table:table-cell table:formula="of:=MID([.$A71];[.T$1];1)">
            <text:p/>
          </table:table-cell>
          <table:table-cell table:formula="of:=MID([.$A71];[.U$1];1)">
            <text:p/>
          </table:table-cell>
          <table:table-cell table:formula="of:=MID([.$A71];[.V$1];1)">
            <text:p/>
          </table:table-cell>
          <table:table-cell table:formula="of:=MID([.$A71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72];[.B$1];1)">
            <text:p/>
          </table:table-cell>
          <table:table-cell table:formula="of:=MID([.$A72];[.C$1];1)">
            <text:p/>
          </table:table-cell>
          <table:table-cell table:formula="of:=MID([.$A72];[.D$1];1)">
            <text:p/>
          </table:table-cell>
          <table:table-cell table:formula="of:=MID([.$A72];[.E$1];1)">
            <text:p/>
          </table:table-cell>
          <table:table-cell table:formula="of:=MID([.$A72];[.F$1];1)">
            <text:p/>
          </table:table-cell>
          <table:table-cell table:formula="of:=MID([.$A72];[.G$1];1)">
            <text:p/>
          </table:table-cell>
          <table:table-cell table:formula="of:=MID([.$A72];[.H$1];1)">
            <text:p/>
          </table:table-cell>
          <table:table-cell table:formula="of:=MID([.$A72];[.I$1];1)">
            <text:p/>
          </table:table-cell>
          <table:table-cell table:formula="of:=MID([.$A72];[.J$1];1)">
            <text:p/>
          </table:table-cell>
          <table:table-cell table:formula="of:=MID([.$A72];[.K$1];1)">
            <text:p/>
          </table:table-cell>
          <table:table-cell table:formula="of:=MID([.$A72];[.L$1];1)">
            <text:p/>
          </table:table-cell>
          <table:table-cell table:formula="of:=MID([.$A72];[.M$1];1)">
            <text:p/>
          </table:table-cell>
          <table:table-cell table:formula="of:=MID([.$A72];[.N$1];1)">
            <text:p/>
          </table:table-cell>
          <table:table-cell table:formula="of:=MID([.$A72];[.O$1];1)">
            <text:p/>
          </table:table-cell>
          <table:table-cell table:formula="of:=MID([.$A72];[.P$1];1)">
            <text:p/>
          </table:table-cell>
          <table:table-cell table:formula="of:=MID([.$A72];[.Q$1];1)">
            <text:p/>
          </table:table-cell>
          <table:table-cell table:formula="of:=MID([.$A72];[.R$1];1)">
            <text:p/>
          </table:table-cell>
          <table:table-cell table:formula="of:=MID([.$A72];[.S$1];1)">
            <text:p/>
          </table:table-cell>
          <table:table-cell table:formula="of:=MID([.$A72];[.T$1];1)">
            <text:p/>
          </table:table-cell>
          <table:table-cell table:formula="of:=MID([.$A72];[.U$1];1)">
            <text:p/>
          </table:table-cell>
          <table:table-cell table:formula="of:=MID([.$A72];[.V$1];1)">
            <text:p/>
          </table:table-cell>
          <table:table-cell table:formula="of:=MID([.$A72];[.W$1];1)">
            <text:p/>
          </table:table-cell>
          <table:table-cell table:number-columns-repeated="13"/>
        </table:table-row>
        <table:table-row table:style-name="ro2">
          <table:table-cell/>
          <table:table-cell table:formula="of:=MID([.$A73];[.B$1];1)">
            <text:p/>
          </table:table-cell>
          <table:table-cell table:formula="of:=MID([.$A73];[.C$1];1)">
            <text:p/>
          </table:table-cell>
          <table:table-cell table:formula="of:=MID([.$A73];[.D$1];1)">
            <text:p/>
          </table:table-cell>
          <table:table-cell table:formula="of:=MID([.$A73];[.E$1];1)">
            <text:p/>
          </table:table-cell>
          <table:table-cell table:formula="of:=MID([.$A73];[.F$1];1)">
            <text:p/>
          </table:table-cell>
          <table:table-cell table:formula="of:=MID([.$A73];[.G$1];1)">
            <text:p/>
          </table:table-cell>
          <table:table-cell table:formula="of:=MID([.$A73];[.H$1];1)">
            <text:p/>
          </table:table-cell>
          <table:table-cell table:formula="of:=MID([.$A73];[.I$1];1)">
            <text:p/>
          </table:table-cell>
          <table:table-cell table:formula="of:=MID([.$A73];[.J$1];1)">
            <text:p/>
          </table:table-cell>
          <table:table-cell table:formula="of:=MID([.$A73];[.K$1];1)">
            <text:p/>
          </table:table-cell>
          <table:table-cell table:formula="of:=MID([.$A73];[.L$1];1)">
            <text:p/>
          </table:table-cell>
          <table:table-cell table:formula="of:=MID([.$A73];[.M$1];1)">
            <text:p/>
          </table:table-cell>
          <table:table-cell table:formula="of:=MID([.$A73];[.N$1];1)">
            <text:p/>
          </table:table-cell>
          <table:table-cell table:formula="of:=MID([.$A73];[.O$1];1)">
            <text:p/>
          </table:table-cell>
          <table:table-cell table:formula="of:=MID([.$A73];[.P$1];1)">
            <text:p/>
          </table:table-cell>
          <table:table-cell table:formula="of:=MID([.$A73];[.Q$1];1)">
            <text:p/>
          </table:table-cell>
          <table:table-cell table:formula="of:=MID([.$A73];[.R$1];1)">
            <text:p/>
          </table:table-cell>
          <table:table-cell table:formula="of:=MID([.$A73];[.S$1];1)">
            <text:p/>
          </table:table-cell>
          <table:table-cell table:formula="of:=MID([.$A73];[.T$1];1)">
            <text:p/>
          </table:table-cell>
          <table:table-cell table:formula="of:=MID([.$A73];[.U$1];1)">
            <text:p/>
          </table:table-cell>
          <table:table-cell table:formula="of:=MID([.$A73];[.V$1];1)">
            <text:p/>
          </table:table-cell>
          <table:table-cell table:formula="of:=MID([.$A73];[.W$1];1)">
            <text:p/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-00-0000</text:date>, <text:time style:data-style-name="N2" text:time-value="0000-00-00T17:44: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17:44:21</meta:creation-date>
    <meta:editing-duration>PT16M24S</meta:editing-duration>
    <meta:editing-cycles>3</meta:editing-cycles>
    <meta:generator>LibreOffice/4.0.5.2$Linux_X86_64 LibreOffice_project/400m0$Build-2</meta:generator>
    <dc:date>2013-09-04T00:05:16</dc:date>
    <meta:document-statistic meta:table-count="2" meta:cell-count="885" meta:object-count="0"/>
  </office:meta>
</office:document-meta>
</file>